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1.<text:s/></text:span><text:span text:style-name="T2">Инициализация в конструкторе </text:span></text:p>
      <text:p text:style-name="P1"><text:span text:style-name="T3">int f(const int g) :</text:span></text:p>
      <text:p text:style-name="P1"><text:span text:style-name="T3"><text:tab/>number(g){}</text:span></text:p>
      <text:p text:style-name="P1"><text:span text:style-name="T3">int number;</text:span></text:p>
      <text:p text:style-name="P1"><text:span text:style-name="T3">////////////////////////////</text:span></text:p>
      <text:p text:style-name="P1"><text:span text:style-name="T4">Присваивание в конструкторе</text:span></text:p>
      <text:p text:style-name="P1"><text:span text:style-name="T5">int f(const int g) {</text:span></text:p>
      <text:p text:style-name="P1"><text:span text:style-name="T6"><text:tab/></text:span><text:span text:style-name="T7">number = g;</text:span></text:p>
      <text:p text:style-name="P1"><text:span text:style-name="T7">}</text:span></text:p>
      <text:p text:style-name="P1"><text:span text:style-name="T7">int number;</text:span></text:p>
      <text:p text:style-name="P1"><text:span text:style-name="T8"/></text:p>
      <text:p text:style-name="P1"><text:span text:style-name="T8">////////////////////////////</text:span></text:p>
      <text:p text:style-name="P1"><text:span text:style-name="T8"/></text:p>
      <text:p text:style-name="P1"><text:span text:style-name="T8">struct Person{</text:span></text:p>
      <text:p text:style-name="P1"><text:span text:style-name="T8"><text:tab/>std::string name;</text:span></text:p>
      <text:p text:style-name="P1"><text:span text:style-name="T8">};</text:span></text:p>
      <text:p text:style-name="P1"><text:span text:style-name="T8">int main(){</text:span></text:p>
      <text:p text:style-name="P1"><text:span text:style-name="T8"><text:tab/>Person g;</text:span></text:p>
      <text:p text:style-name="P1"><text:span text:style-name="T8"><text:tab/>g.name = "Boris";</text:span><text:span text:style-name="T9"><text:s/>или<text:s/></text:span><text:span text:style-name="T10">g-&gt;name = "Boris";</text:span><text:span text:style-name="T11"/></text:p>
      <text:p text:style-name="P1"><text:span text:style-name="T11"><text:tab/>return 0;</text:span></text:p>
      <text:p text:style-name="P1"><text:span text:style-name="T11">}</text:span></text:p>
      <text:p text:style-name="P1"><text:span text:style-name="T11">/////////////////////////////</text:span></text:p>
      <text:p text:style-name="P1"><text:span text:style-name="T12">С помощью агрегатной инициализации</text:span></text:p>
      <text:p text:style-name="P1"><text:span text:style-name="T13">Person g = {"Boris"};</text:span></text:p>
      <text:p text:style-name="P1"><text:span text:style-name="T13"/></text:p>
      <text:p text:style-name="P1"><text:span text:style-name="T13">2.<text:s/></text:span><text:span text:style-name="T14">Чтобы переменные инициализировать, а не выполнять присваивание в теле конструктора</text:span></text:p>
      <text:p text:style-name="P1"><text:span text:style-name="T14">3. Созданные экземпляры структуры удаляются после использования в деструкторе.</text:span></text:p>
      <text:p text:style-name="P1"><text:span text:style-name="T14">4.<text:s/></text:span><text:span text:style-name="T15">Битовые поля.</text:span><text:span text:style-name="T16"><text:s/>Если требуется обработать большие объемы однотипных данных и требуется сократить память, так как мы не используем всю выделяемую для конкретного типа данных память</text:span></text:p>
      <text:p text:style-name="P1"><text:span text:style-name="T17">Объединения.<text:s/></text:span><text:span text:style-name="T18">Когда требуется использовать несколько типов данных, но есть условие, что за один раз или в одном цикле потребуется лишь один из этих типов данных</text:span></text:p>
      <text:p text:style-name="P1"><text:span text:style-name="T18">5. </text:span></text:p>
      <text:p text:style-name="P1"><text:span text:style-name="T18">1) пишем<text:s/></text:span><text:span text:style-name="T19">enum class NAME</text:span></text:p>
      <text:p text:style-name="P1"><text:span text:style-name="T19">2)<text:s/></text:span><text:span text:style-name="T20">перед элементами необходимо писать<text:s/></text:span><text:span text:style-name="T21">NAME::</text:span></text:p>
      <text:p text:style-name="P1"><text:span text:style-name="T21">3)<text:s/></text:span><text:span text:style-name="T22">переменные<text:s/></text:span><text:span text:style-name="T23">enum<text:s/></text:span><text:span text:style-name="T24">с областью видимости не могут быть неявно преобразованы к<text:s/></text:span><text:span text:style-name="T25">int</text:span><text:span text:style-name="T2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